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a29a" officeooo:paragraph-rsid="0019a29a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rsid="0019a29a" officeooo:paragraph-rsid="0019a29a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19a29a" officeooo:paragraph-rsid="0019a29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-1</text:p>
      <text:p text:style-name="P1"/>
      <text:p text:style-name="P1">Insertion Anomoly: <text:span text:style-name="T1">It is necessary to know a visit and provider because its combination of VisitNo and ProvNo is primary key.</text:span></text:p>
      <text:p text:style-name="P1"><text:span text:style-name="T1"/></text:p>
      <text:p text:style-name="P1">Update Anamoly: <text:span text:style-name="T1">If we change provSpeciality of ProvNo D2,two rows must be changed.</text:span></text:p>
      <text:p text:style-name="P1"><text:span text:style-name="T1"/></text:p>
      <text:p text:style-name="P1">Deletion Anamoly: <text:span text:style-name="T1">If we delete the provider of D2 in V10021,we lost the information about patient P1 and visit V10021.</text:span></text:p>
      <text:p text:style-name="P1"><text:span text:style-name="T1"/></text:p>
      <text:p text:style-name="P1">Problem-2</text:p>
      <text:p text:style-name="P1"/>
      <text:p text:style-name="P1">List of FDs</text:p>
      <text:p text:style-name="P1"/>
      <text:p text:style-name="P2"><text:span text:style-name="T1">PatNo</text:span> --&gt;<text:span text:style-name="T1">PatAge,PatZip</text:span></text:p>
      <text:p text:style-name="P2"><text:span text:style-name="T1">PatZip--&gt;PatCity</text:span></text:p>
      <text:p text:style-name="P2"><text:span text:style-name="T1">VisitNo--&gt;PatNo,VisitDate</text:span></text:p>
      <text:p text:style-name="P2"><text:span text:style-name="T1">ProvNo--&gt;ProvSpeciality,ProvEmail</text:span></text:p>
      <text:p text:style-name="P2"><text:span text:style-name="T1">ProvNo,VisitNo--&gt;Diagnosis</text:span></text:p>
      <text:p text:style-name="P2"><text:span text:style-name="T1"/></text:p>
      <text:p text:style-name="P3">BCNF tables:</text:p>
      <text:p text:style-name="P3"/>
      <text:p text:style-name="P3"><text:s/><text:tab/>PatientTable1(<text:span text:style-name="T1">PatNo,PatAge,PatZip) FOREIGN KEY (PatZip) REFERENCES <text:s text:c="5"/><text:tab/></text:span>PatientTable1-1</text:p>
      <text:p text:style-name="P3"/>
      <text:p text:style-name="P3"><text:span text:style-name="T1"><text:tab/></text:span>PatientTable1-1(<text:span text:style-name="T1">PatZip,PatCity)</text:span></text:p>
      <text:p text:style-name="P3"><text:span text:style-name="T1"/></text:p>
      <text:p text:style-name="P3"><text:span text:style-name="T1"><text:tab/></text:span>PatientTable2(<text:span text:style-name="T1">VisitNo,PatNo,VisitDate) FOREIGN KEY (PatNo) REFERENCES <text:tab/></text:span>PatientTable1</text:p>
      <text:p text:style-name="P3"/>
      <text:p text:style-name="P3"><text:span text:style-name="T1"><text:tab/></text:span>PatientTable3(<text:span text:style-name="T1">ProvNo,ProvEmail,ProvSpeciality) UNIQUE (ProvEmail)</text:span></text:p>
      <text:p text:style-name="P3"><text:span text:style-name="T1"/></text:p>
      <text:p text:style-name="P3"><text:span text:style-name="T1"><text:tab/></text:span>PatientTable4(<text:span text:style-name="T1">ProvNo,VisitNo,Diagnosis) </text:span></text:p>
      <text:p text:style-name="P3"><text:span text:style-name="T1">FOREIGN KEY(ProvNo) REFERENCES </text:span>PatientTable3</text:p>
      <text:p text:style-name="P3"><text:span text:style-name="T1">FOREIGNKEY(VisitNo) REFERENCES </text:span>PatientTable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7:01:05.499167552</meta:creation-date>
    <dc:date>2022-04-07T17:13:32.103283778</dc:date>
    <meta:editing-duration>PT16S</meta:editing-duration>
    <meta:editing-cycles>1</meta:editing-cycles>
    <meta:document-statistic meta:table-count="0" meta:image-count="0" meta:object-count="0" meta:page-count="1" meta:paragraph-count="19" meta:word-count="96" meta:character-count="890" meta:non-whitespace-character-count="804"/>
    <meta:generator>LibreOffice/6.4.7.2$Linux_X86_64 LibreOffice_project/40$Build-2</meta:generator>
  </office:meta>
</office:document-meta>
</file>